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2.137cm" fo:min-width="2.716cm"/>
    </style:style>
    <style:style style:name="P1" style:family="paragraph">
      <style:paragraph-properties fo:text-align="center"/>
    </style:style>
    <style:style style:name="P2" style:family="paragraph">
      <style:text-properties fo:color="#cccccc"/>
    </style:style>
    <style:style style:name="T1" style:family="text">
      <style:text-properties fo:color="#3333ff"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3.8cm" svg:height="2cm" svg:x="23.9cm" svg:y="2.5cm">
          <text:p text:style-name="P1">SFRODB</text:p>
          <text:p text:style-name="P1"><text:span text:style-name="T1">[icon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8cm" svg:height="2cm" svg:x="23.901cm" svg:y="7.501cm">
          <text:p text:style-name="P1">SFRODB</text:p>
          <text:p text:style-name="P1"><text:span text:style-name="T1">[image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8cm" svg:height="2cm" svg:x="23.902cm" svg:y="12.502cm">
          <text:p text:style-name="P1">SFRODB</text:p>
          <text:p text:style-name="P1"><text:span text:style-name="T1">[jso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8cm" svg:height="2cm" svg:x="16.901cm" svg:y="2.501cm">
          <text:p text:style-name="P1">SFHS</text:p>
          <text:p text:style-name="P1"><text:span text:style-name="T1">[icon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8cm" svg:height="2cm" svg:x="16.902cm" svg:y="7.502cm">
          <text:p text:style-name="P1">SFHS</text:p>
          <text:p text:style-name="P1"><text:span text:style-name="T1">[image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8cm" svg:height="2cm" svg:x="16.903cm" svg:y="12.503cm">
          <text:p text:style-name="P1">SFHS</text:p>
          <text:p text:style-name="P1"><text:span text:style-name="T1">[jso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8cm" svg:height="2cm" svg:x="16.904cm" svg:y="17.504cm">
          <text:p text:style-name="P1">SPA</text:p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8cm" svg:height="2cm" svg:x="9.902cm" svg:y="2.502cm">
          <text:p text:style-name="P1">Proxy</text:p>
          <text:p text:style-name="P1"><text:span text:style-name="T1">[icon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8cm" svg:height="2cm" svg:x="9.903cm" svg:y="7.503cm">
          <text:p text:style-name="P1">Proxy</text:p>
          <text:p text:style-name="P1"><text:span text:style-name="T1">[images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8cm" svg:height="2cm" svg:x="9.904cm" svg:y="12.504cm">
          <text:p text:style-name="P1">Proxy</text:p>
          <text:p text:style-name="P1"><text:span text:style-name="T1">[jso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8cm" svg:height="2cm" svg:x="9.905cm" svg:y="17.505cm">
          <text:p text:style-name="P1">Proxy</text:p>
          <text:p text:style-name="P1"><text:span text:style-name="T1">[mai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3.8cm" svg:height="4.996cm" svg:x="1.904cm" svg:y="8.504cm">
          <draw:glue-point draw:id="8" svg:x="4.989cm" svg:y="1.797cm" draw:escape-direction="right"/>
          <draw:glue-point draw:id="9" svg:x="4.989cm" svg:y="3.398cm" draw:escape-direction="right"/>
          <draw:glue-point draw:id="10" svg:x="5.005cm" svg:y="-1.605cm" draw:escape-direction="right"/>
          <draw:glue-point draw:id="11" svg:x="4.989cm" svg:y="-3.206cm" draw:escape-direction="right"/>
          <text:p text:style-name="P1">Web</text:p>
          <text:p text:style-name="P1">Brows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3.705cm" svg:y1="18.505cm" svg:x2="16.904cm" svg:y2="18.504cm" draw:start-shape="id1" draw:start-glue-point="7" draw:end-shape="id2" draw:end-glue-point="5" svg:d="M13705 18505l3199-1">
          <text:p/>
        </draw:connector>
        <draw:connector draw:style-name="gr2" draw:text-style-name="P1" draw:layer="layout" draw:type="line" svg:x1="13.704cm" svg:y1="13.504cm" svg:x2="16.903cm" svg:y2="13.503cm" draw:start-shape="id3" draw:start-glue-point="7" draw:end-shape="id4" draw:end-glue-point="5" svg:d="M13704 13504l3199-1">
          <text:p/>
        </draw:connector>
        <draw:connector draw:style-name="gr2" draw:text-style-name="P1" draw:layer="layout" draw:type="line" svg:x1="13.703cm" svg:y1="8.503cm" svg:x2="16.902cm" svg:y2="8.502cm" draw:start-shape="id5" draw:start-glue-point="7" draw:end-shape="id6" draw:end-glue-point="5" svg:d="M13703 8503l3199-1">
          <text:p/>
        </draw:connector>
        <draw:connector draw:style-name="gr2" draw:text-style-name="P1" draw:layer="layout" draw:type="line" svg:x1="13.702cm" svg:y1="3.502cm" svg:x2="16.901cm" svg:y2="3.501cm" draw:start-shape="id7" draw:start-glue-point="7" draw:end-shape="id8" draw:end-glue-point="5" svg:d="M13702 3502l3199-1">
          <text:p/>
        </draw:connector>
        <draw:connector draw:style-name="gr2" draw:text-style-name="P1" draw:layer="layout" draw:type="line" svg:x1="20.701cm" svg:y1="3.501cm" svg:x2="23.9cm" svg:y2="3.5cm" draw:start-shape="id8" draw:start-glue-point="7" draw:end-shape="id9" draw:end-glue-point="5" svg:d="M20701 3501l3199-1">
          <text:p/>
        </draw:connector>
        <draw:connector draw:style-name="gr2" draw:text-style-name="P1" draw:layer="layout" draw:type="line" svg:x1="20.702cm" svg:y1="8.502cm" svg:x2="23.901cm" svg:y2="8.501cm" draw:start-shape="id6" draw:start-glue-point="7" draw:end-shape="id10" draw:end-glue-point="5" svg:d="M20702 8502l3199-1">
          <text:p/>
        </draw:connector>
        <draw:connector draw:style-name="gr2" draw:text-style-name="P1" draw:layer="layout" draw:type="line" svg:x1="20.703cm" svg:y1="13.503cm" svg:x2="23.902cm" svg:y2="13.502cm" draw:start-shape="id4" draw:start-glue-point="7" draw:end-shape="id11" draw:end-glue-point="5" svg:d="M20703 13503l3199-1">
          <text:p/>
        </draw:connector>
        <draw:connector draw:style-name="gr2" draw:text-style-name="P1" draw:layer="layout" draw:line-skew="-0.404cm" svg:x1="9.902cm" svg:y1="3.502cm" svg:x2="5.699cm" svg:y2="9.401cm" draw:start-shape="id7" draw:start-glue-point="5" draw:end-shape="id12" draw:end-glue-point="11" svg:d="M9902 3502h-2502v5899h-1701">
          <text:p/>
        </draw:connector>
        <draw:connector draw:style-name="gr2" draw:text-style-name="P1" draw:layer="layout" draw:line-skew="-0.405cm" svg:x1="9.905cm" svg:y1="18.505cm" svg:x2="5.699cm" svg:y2="12.699cm" draw:start-shape="id1" draw:start-glue-point="5" draw:end-shape="id12" draw:end-glue-point="9" svg:d="M9905 18505h-2505v-5806h-1701">
          <text:p/>
        </draw:connector>
        <draw:connector draw:style-name="gr2" draw:text-style-name="P1" draw:layer="layout" draw:line-skew="0.495cm" svg:x1="9.904cm" svg:y1="13.504cm" svg:x2="5.699cm" svg:y2="11.899cm" draw:start-shape="id3" draw:start-glue-point="5" draw:end-shape="id12" draw:end-glue-point="8" svg:d="M9904 13504h-1604v-1605h-2601">
          <text:p/>
        </draw:connector>
        <draw:connector draw:style-name="gr2" draw:text-style-name="P1" draw:layer="layout" draw:line-skew="0.496cm" svg:x1="9.903cm" svg:y1="8.503cm" svg:x2="5.704cm" svg:y2="10.201cm" draw:start-shape="id5" draw:start-glue-point="5" draw:end-shape="id12" draw:end-glue-point="10" svg:d="M9903 8503h-1603v1698h-2596">
          <text:p/>
        </draw:connector>
        <draw:custom-shape draw:style-name="gr1" draw:text-style-name="P1" draw:layer="layout" svg:width="2.404cm" svg:height="1.004cm" svg:x="11.3cm" svg:y="6.5cm">
          <text:p text:style-name="P1"><text:span text:style-name="T2">IPA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11.301cm" svg:y="1.501cm">
          <text:p text:style-name="P1"><text:span text:style-name="T2">IPA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11.302cm" svg:y="11.502cm">
          <text:p text:style-name="P1"><text:span text:style-name="T2">IPA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11.303cm" svg:y="16.503cm">
          <text:p text:style-name="P1"><text:span text:style-name="T2">IPA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18.302cm" svg:y="1.502cm">
          <text:p text:style-name="P1"><text:span text:style-name="T2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18.303cm" svg:y="6.503cm">
          <text:p text:style-name="P1"><text:span text:style-name="T2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18.304cm" svg:y="11.504cm">
          <text:p text:style-name="P1"><text:span text:style-name="T2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404cm" svg:height="1.004cm" svg:x="18.305cm" svg:y="16.505cm">
          <text:p text:style-name="P1"><text:span text:style-name="T2">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3.216cm" svg:height="2.387cm" svg:x="25.1cm" svg:y="17.3cm">
          <draw:text-box>
            <text:p><text:span text:style-name="T3">SPA</text:span></text:p>
            <text:p><text:span text:style-name="T3">Structural</text:span></text:p>
            <text:p><text:span text:style-name="T3">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3-02T17:35:59.79</meta:creation-date>
    <meta:editing-duration>P0D</meta:editing-duration>
    <meta:editing-cycles>1</meta:editing-cycles>
    <meta:generator>OpenOffice/4.1.13$Win32 OpenOffice.org_project/4113m1$Build-9810</meta:generator>
    <meta:document-statistic meta:object-count="32"/>
  </office:meta>
</office:document-meta>
</file>